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0429in" loext:contextual-spacing="false"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Heading_20_1" style:list-style-name="WWNum2"/>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8">3. Actividad 00<text:tab/>3</text:span></text:a></text:p>
          <text:p text:style-name="P13"><text:a xlink:type="simple" xlink:href="#_6fwqqdybz39n" text:style-name="Index_20_Link" text:visited-style-name="Index_20_Link"><text:span text:style-name="T18">4. Actividad 01<text:tab/>3</text:span></text:a></text:p>
          <text:p text:style-name="P13"><text:a xlink:type="simple" xlink:href="#_alzs0el7m4cz" text:style-name="Index_20_Link" text:visited-style-name="Index_20_Link"><text:span text:style-name="T18">5. Actividad 02<text:tab/>3</text:span></text:a></text:p>
          <text:p text:style-name="P13"><text:a xlink:type="simple" xlink:href="#_ktvw864l9bkr" text:style-name="Index_20_Link" text:visited-style-name="Index_20_Link"><text:span text:style-name="T18">6. Actividad 03<text:tab/>4</text:span></text:a></text:p>
          <text:p text:style-name="P13"><text:a xlink:type="simple" xlink:href="#_6wczumkftewg" text:style-name="Index_20_Link" text:visited-style-name="Index_20_Link"><text:span text:style-name="T18">7. Actividad 04<text:tab/>4</text:span></text:a></text:p>
          <text:p text:style-name="P13"><text:a xlink:type="simple" xlink:href="#_10z7y1e0ud48" text:style-name="Index_20_Link" text:visited-style-name="Index_20_Link"><text:span text:style-name="T18">8. Actividad 05<text:tab/>4</text:span></text:a></text:p>
          <text:p text:style-name="P13"><text:a xlink:type="simple" xlink:href="#_4k81nvs0l50n" text:style-name="Index_20_Link" text:visited-style-name="Index_20_Link"><text:span text:style-name="T18">9. Actividad 06<text:tab/>4</text:span></text:a></text:p>
          <text:p text:style-name="P13"><text:a xlink:type="simple" xlink:href="#_z6v8py91om6f" text:style-name="Index_20_Link" text:visited-style-name="Index_20_Link"><text:span text:style-name="T18">10. Actividad 07<text:tab/>4</text:span></text:a></text:p>
          <text:p text:style-name="P13"><text:a xlink:type="simple" xlink:href="#_qsoun4un4g32" text:style-name="Index_20_Link" text:visited-style-name="Index_20_Link"><text:span text:style-name="T18">11. Actividad 08<text:tab/>4</text:span></text:a></text:p>
          <text:p text:style-name="P13"><text:a xlink:type="simple" xlink:href="#_v30xnv8ivdnp" text:style-name="Index_20_Link" text:visited-style-name="Index_20_Link"><text:span text:style-name="T18">12. Actividad 09<text:tab/>5</text:span></text:a></text:p>
          <text:p text:style-name="P13"><text:a xlink:type="simple" xlink:href="#_mq12yyausd1w" text:style-name="Index_20_Link" text:visited-style-name="Index_20_Link"><text:span text:style-name="T18">13. Actividad 10<text:tab/>5</text:span></text:a></text:p>
        </text:index-body>
      </text:table-of-content>
      <text:p text:style-name="P12"/>
      <text:p text:style-name="P15"/>
      <text:p text:style-name="P16"><text:span text:style-name="T14">UD03. Actividades evaluables 01</text:span></text:p>
      <text:list xml:id="list4182247618" text:style-name="WWNum2">
        <text:list-item>
          <text:p text:style-name="P27"><text:bookmark text:name="_dbh0n1vac4c8"/>Fecha de entrega</text:p>
        </text:list-item>
      </text:list>
      <text:p text:style-name="Standard"><text:span text:style-name="T10">Fecha límite de entrega: </text:span><text:span text:style-name="T20">Jueves 28 de sept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5646891680905" text:continue-numbering="true" text:style-name="WWNum2">
        <text:list-item>
          <text:p text:style-name="P27"><text:bookmark text:name="_9maybllx2a09"/>Observaciones previas a la realización de tareas evaluables</text:p>
        </text:list-item>
      </text:list>
      <text:list xml:id="list383809362" text:style-name="WWNum1">
        <text:list-item>
          <text:p text:style-name="P21">Salvo excepciones que lo indique en cada actividad, deberás generar un único documento para todo el boletín y en ese documento incluir la respuesta a cada actividad.</text:p>
        </text:list-item>
      </text:list>
      <text:list xml:id="list3408927669" text:style-name="WWNum3">
        <text:list-item>
          <text:list>
            <text:list-item>
              <text:p text:style-name="P24">Si para la entrega se requiere entregar varios ficheros, entrégalos comprimido en un único fichero con extensión “.zip”.</text:p>
            </text:list-item>
          </text:list>
        </text:list-item>
      </text:list>
      <text:list xml:id="list5646455162404" text:continue-list="list383809362" text:style-name="WWNum1">
        <text:list-item>
          <text:p text:style-name="P22">Cuando se entreguen documentos, estos deben tener una buena presentación. Aunque el documento a entregar sea pequeño, debe tener portada, índice, cabecera, pie de página (con número de página), además de ser coherente en estilo.</text:p>
          <text:list>
            <text:list-item>
              <text:p text:style-name="P25"><text:soft-page-break/>El índice solo será necesario si el documento (sin contar portada) ocupa más de una página y tiene más de un apartado. </text:p>
            </text:list-item>
          </text:list>
        </text:list-item>
        <text:list-item>
          <text:p text:style-name="P23">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5646125456934" text:continue-list="list5646891680905" text:style-name="WWNum2">
        <text:list-item>
          <text:p text:style-name="P27"><text:bookmark text:name="_4owcmsjlyn6b"/>Actividad 00</text:p>
        </text:list-item>
      </text:list>
      <text:p text:style-name="Standard"><text:span text:style-name="T20">(Solo realizar si no lo hiciste en la unidad anterior).</text:span><text:span text:style-name="T10"> </text:span>Realiza la instalación de Windows 10 en una máquina virtual con arranque dual con Ubuntu (Linux). La contraseña de los usuarios creados durante la instalación debe ser “Serra2023” para evitar perdidas.</text:p>
      <text:p text:style-name="Standard">Muestra al profesorado los sistemas operativos instalados.</text:p>
      <text:p text:style-name="P10"><text:span text:style-name="T9"><text:s/>📕 </text:span><text:span text:style-name="T10">A entregar: </text:span>enseña al profesorado que los sistemas operativos están instalados y en marcha.</text:p>
      <text:list xml:id="list5646585105360" text:continue-numbering="true" text:style-name="WWNum2">
        <text:list-item>
          <text:p text:style-name="P27"><text:bookmark text:name="_6fwqqdybz39n"/>Actividad 01</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5646642754983" text:continue-numbering="true" text:style-name="WWNum2">
        <text:list-item>
          <text:p text:style-name="P27"><text:bookmark text:name="_alzs0el7m4cz"/>Actividad 02</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5645885845497" text:continue-numbering="true" text:style-name="WWNum2">
        <text:list-item>
          <text:p text:style-name="P27"><text:bookmark text:name="_ktvw864l9bkr"/>Actividad 03</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5646481188065" text:continue-numbering="true" text:style-name="WWNum2">
        <text:list-item>
          <text:p text:style-name="P27"><text:bookmark text:name="_6wczumkftewg"/>Actividad 04</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5644814401133" text:continue-numbering="true" text:style-name="WWNum2">
        <text:list-item>
          <text:p text:style-name="P27"><text:bookmark text:name="_10z7y1e0ud48"/>Actividad 05</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5645754814397" text:continue-numbering="true" text:style-name="WWNum2">
        <text:list-item>
          <text:p text:style-name="P27"><text:bookmark text:name="_4k81nvs0l50n"/>Actividad 06</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5646686285670" text:continue-numbering="true" text:style-name="WWNum2">
        <text:list-item>
          <text:p text:style-name="P27"><text:bookmark text:name="_z6v8py91om6f"/>Actividad 07</text:p>
        </text:list-item>
      </text:list>
      <text:p text:style-name="Standard"><text:soft-page-break/>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5645127714855" text:continue-numbering="true" text:style-name="WWNum2">
        <text:list-item>
          <text:p text:style-name="P27"><text:bookmark text:name="_qsoun4un4g32"/>Actividad 08</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5646070313189" text:continue-numbering="true" text:style-name="WWNum2">
        <text:list-item>
          <text:p text:style-name="P27"><text:bookmark text:name="_v30xnv8ivdnp"/>Actividad 09</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5645811608002" text:continue-numbering="true" text:style-name="WWNum2">
        <text:list-item>
          <text:p text:style-name="P27"><text:bookmark text:name="_mq12yyausd1w"/>Actividad 10</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9" text:visited-style-name="ListLabel_20_19"><text:span text:style-name="T21">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6" meta:word-count="984" meta:character-count="5953" meta:non-whitespace-character-count="5035"/>
    <meta:generator>LibreOfficeDev/6.0.5.2$Linux_X86_64 LibreOffice_project/</meta:generator>
  </office:meta>
</office:document-meta>
</file>